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T2" style:family="text">
      <style:text-properties fo:color="#ffffff" fo:font-family="'Arial Black'" style:font-style-name="Normalny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Błogosławię Cię, kiedy ziemia wydaje plon</text:span><text:span text:style-name="T1"><text:line-break/></text:span><text:span text:style-name="T1">Gdy obfitość Panie zlewasz swą, błogosławię Cię</text:span><text:span text:style-name="T1"><text:line-break/></text:span><text:span text:style-name="T1">Błogosławię Cię, gdy pustynia w krąg otacza mnie</text:span><text:span text:style-name="T1"><text:line-break/></text:span><text:span text:style-name="T1">Choćbym przez pustkowie szedł, błogosławi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Twą łaskę, którą zsyłasz, ja chwalę Cię</text:span><text:span text:style-name="T1"><text:line-break/></text:span><text:span text:style-name="T1">Choćby ciemność mnie przykryła, ja powiem, 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Cię</text:span><text:span text:style-name="T1"><text:line-break/></text:span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święte</text:span><text:span text:style-name="T1"><text:line-break/></text:span><text:span text:style-name="T1">imię Tw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Błogosławię Cię, kiedy słońca blask oświeca mnie</text:span><text:span text:style-name="T1"><text:line-break/></text:span><text:span text:style-name="T1">To, co dajesz mi, najlepsze jest, błogosławię Cię</text:span><text:span text:style-name="T1"><text:line-break/></text:span><text:span text:style-name="T1">Błogosławię Cię, kiedy drogę moją znaczy cień</text:span><text:span text:style-name="T1"><text:line-break/></text:span><text:span text:style-name="T1">Chociaż cierpię, pragnę chwalić Cię, błogosławi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Twą łaskę, którą zsyłasz, ja chwalę Cię</text:span><text:span text:style-name="T1"><text:line-break/></text:span><text:span text:style-name="T1">Choćby ciemność mnie przykryła, ja powiem, 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Cię</text:span><text:span text:style-name="T1"><text:line-break/></text:span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święte</text:span><text:span text:style-name="T1"><text:line-break/></text:span><text:span text:style-name="T1">imię Tw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2T19">
        <draw:frame presentation:style-name="pr3" draw:text-style-name="P4" draw:layer="layout" svg:width="28cm" svg:height="21cm" svg:x="0cm" svg:y="-0.001cm" presentation:class="title" presentation:user-transformed="true">
          <draw:text-box>
            <text:p text:style-name="P1"><text:span text:style-name="T2">Ty dajesz z woli swej, zabierasz, kiedy chcesz </text:span><text:span text:style-name="T2"><text:line-break/></text:span><text:span text:style-name="T2">W mym sercu zawsze chcę błogosławi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Cię</text:span><text:span text:style-name="T1"><text:line-break/></text:span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święte</text:span><text:span text:style-name="T1"><text:line-break/></text:span><text:span text:style-name="T1">imię Tw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size="24.7000007629395pt" fo:language="pl" fo:country="PL" fo:font-style="italic" fo:font-weight="bold" style:letter-kerning="true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15.8999996185303pt" fo:language="en" fo:country="US" fo:font-style="italic" style:font-size-asian="15.8999996185303pt" style:language-asian="pl" style:country-asian="PL" style:font-style-asian="italic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fo:font-weight="bold" style:font-size-asian="24.7000007629395pt" style:language-asian="pl" style:country-asian="PL" style:font-weight-asian="bold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date>2016-07-04T20:16:02.80</dc:date>
    <dc:language>pl-PL</dc:language>
    <meta:editing-cycles>42</meta:editing-cycles>
    <meta:editing-duration>PT1H35M59S</meta:editing-duration>
    <dc:creator>Woda Życia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